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WW8Num1">
      <style:text-properties fo:font-size="14pt" style:font-size-asian="14pt" style:font-size-complex="14pt"/>
    </style:style>
    <style:style style:name="P3" style:family="paragraph" style:parent-style-name="Standard">
      <style:paragraph-properties fo:margin-left="0.635cm" fo:margin-right="0cm" fo:text-indent="0cm" style:auto-text-indent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1输入十个字符串，按首字母对其进行排序。</text:span></text:p>
      <text:p text:style-name="P3"/>
      <text:p text:style-name="Standard"><text:span text:style-name="T1">2编写函数int palindrome(char string[]) 如果参数字符串是个回文就返回1，否则返回0。</text:span></text:p>
      <text:p text:style-name="P1"/>
      <text:p text:style-name="Standard"><text:span text:style-name="T1">3 输出“魔方阵”。所谓魔方阵是指这样的方阵，它的每一行，每一列和对角线之和均相等。例如，三阶魔方阵为(阶数只可能为奇数)：</text:span></text:p>
      <text:p text:style-name="P1"><text:s text:c="5"/>8<text:tab/>1<text:tab/>6</text:p>
      <text:p text:style-name="P1"><text:tab/>3<text:tab/>5<text:tab/>7</text:p>
      <text:list xml:id="list1739178753" text:style-name="WW8Num1">
        <text:list-item>
          <text:p text:style-name="P2"><text:s/>9<text:tab/>2</text:p>
        </text:list-item>
      </text:list>
      <text:p text:style-name="P1"/>
      <text:p text:style-name="Standard"><text:span text:style-name="T1">5实现两个超大正整数的加法，至少10位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驿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默认段落字体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18T14:11:55</meta:creation-date>
    <meta:editing-cycles>1</meta:editing-cycles>
    <meta:editing-duration>P0D</meta:editing-duration>
    <meta:document-statistic meta:table-count="0" meta:image-count="0" meta:object-count="0" meta:page-count="1" meta:paragraph-count="7" meta:word-count="85" meta:character-count="180"/>
    <meta:generator>OpenOffice.org/3.3$Linux OpenOffice.org_project/330m9$Build-9529</meta:generator>
  </office:meta>
</office:document-meta>
</file>